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0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5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77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cm" svg:y="3.548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5.889cm" svg:y="1.27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Brooklyn Center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20.644cm" svg:x2="7.24cm" svg:y2="20.644cm">
          <text:p/>
        </draw:line>
        <draw:frame draw:style-name="gr11" draw:text-style-name="P6" draw:layer="layout" svg:width="5.988cm" svg:height="0.548cm" svg:x="1.246cm" svg:y="20.002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20.882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21.338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21.94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21.973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2.396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81cm" svg:y="23.211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835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3.989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4.93cm" svg:height="0.467cm" svg:x="1.279cm" svg:y="7.817cm">
          <draw:text-box>
            <text:p text:style-name="P1"><text:span text:style-name="T11">Expert (5+ Years of Experience)</text:span></text:p>
          </draw:text-box>
        </draw:frame>
        <draw:frame draw:style-name="gr18" draw:text-style-name="P12" draw:layer="layout" svg:width="6.301cm" svg:height="1.829cm" svg:x="1.27cm" svg:y="11.316cm">
          <draw:text-box>
            <text:p text:style-name="P11"><text:span text:style-name="T8">C#, Docker, elasticsearch, <text:s/>.NET, Jenkins,</text:span></text:p>
            <text:p text:style-name="P11"><text:span text:style-name="T8">LaTeX, NestJS, Node.js, PHP, Python,</text:span><text:span text:style-name="T8"> </text:span></text:p>
            <text:p text:style-name="P11"><text:span text:style-name="T8">React, Redux, <text:s/>Spring, SVN, Vagrant </text:span></text:p>
          </draw:text-box>
        </draw:frame>
        <draw:line draw:style-name="gr19" draw:layer="layout" svg:x1="20.32cm" svg:y1="1.277cm" svg:x2="20.32cm" svg:y2="2.463cm">
          <text:p/>
        </draw:line>
        <draw:line draw:style-name="gr20" draw:layer="layout" svg:x1="8.763cm" svg:y1="4.835cm" svg:x2="14.807cm" svg:y2="4.835cm">
          <text:p/>
        </draw:line>
        <draw:frame draw:style-name="gr21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2" draw:text-style-name="P13" draw:layer="layout" svg:width="12.509cm" svg:height="8.461cm" svg:x="8.902cm" svg:y="15.942cm">
          <draw:text-box>
            <text:p text:style-name="P1"><text:span text:style-name="T7">Perficient, Inc.</text:span><text:span text:style-name="T13"> (Mar 2018 – Feb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3" draw:text-style-name="P13" draw:layer="layout" svg:width="12.028cm" svg:height="2.547cm" svg:x="8.902cm" svg:y="23.824cm">
          <draw:text-box>
            <text:p text:style-name="P1"><text:span text:style-name="T7">Do Good Tech </text:span><text:span text:style-name="T13">(Aug 2017 – Feb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4" draw:text-style-name="P13" draw:layer="layout" svg:width="12.934cm" svg:height="5.205cm" svg:x="8.775cm" svg:y="5.02cm">
          <draw:text-box>
            <text:p text:style-name="P1"><text:span text:style-name="T7">Cogency Global, Inc </text:span><text:span text:style-name="T13">(Jan 2024 – Jun 2025)</text:span></text:p>
            <text:p text:style-name="P1"><text:span text:style-name="T14"><text:tab/></text:span></text:p>
            <text:p text:style-name="P1"><text:span text:style-name="T14"><text:tab/></text:span><text:span text:style-name="T14">Application Developer</text:span></text:p>
            <text:list text:style-name="L3">
              <text:list-item>
                <text:p text:style-name="P1"><text:span text:style-name="T13">In-house application development supporting various operations teams</text:span></text:p>
              </text:list-item>
              <text:list-item>
                <text:p text:style-name="P1"><text:span text:style-name="T13">Full stack development for Angular frontends and .NET backends</text:span></text:p>
              </text:list-item>
              <text:list-item>
                <text:p text:style-name="P1"><text:span text:style-name="T13">Prioritized TypeScript best practices during development and code reviews</text:span></text:p>
              </text:list-item>
              <text:list-item>
                <text:p text:style-name="P1"><text:span text:style-name="T13">SQL development within a well-established stored procedure environment</text:span></text:p>
              </text:list-item>
            </text:list>
            <text:p text:style-name="P1"><text:span text:style-name="T14"/></text:p>
            <text:list text:continue-numbering="true" text:style-name="L3">
              <text:list-item>
                <text:p text:style-name="P1"><text:span text:style-name="T13">Team specialty was consumer-facing data intake applications</text:span></text:p>
              </text:list-item>
              <text:list-item>
                <text:p text:style-name="P1"><text:span text:style-name="T13">Supported existing apps and facilitated the delivery of two new ones</text:span></text:p>
              </text:list-item>
              <text:list-item>
                <text:p text:style-name="P1"><text:span text:style-name="T13">Integrated with established team and served as a mentor to teammates</text:span></text:p>
              </text:list-item>
              <text:list-item>
                <text:p text:style-name="P1"><text:span text:style-name="T13">Participated in regular design meetings and stakeholder discussions</text:span></text:p>
              </text:list-item>
            </text:list>
          </draw:text-box>
        </draw:frame>
        <draw:frame draw:style-name="gr25" draw:text-style-name="P10" draw:layer="layout" svg:width="5.573cm" svg:height="0.467cm" svg:x="1.27cm" svg:y="10.795cm">
          <draw:text-box>
            <text:p text:style-name="P1"><text:span text:style-name="T11">Advanced (2-5 Years of Experience)</text:span></text:p>
          </draw:text-box>
        </draw:frame>
        <draw:line draw:style-name="gr6" draw:layer="layout" svg:x1="1.27cm" svg:y1="24.244cm" svg:x2="4.978cm" svg:y2="24.244cm">
          <text:p/>
        </draw:line>
        <draw:frame draw:style-name="gr11" draw:text-style-name="P6" draw:layer="layout" svg:width="5.988cm" svg:height="0.548cm" svg:x="1.27cm" svg:y="23.602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6" draw:text-style-name="P7" draw:layer="layout" svg:width="4.439cm" svg:height="0.496cm" svg:x="1.27cm" svg:y="24.562cm">
          <draw:text-box>
            <text:p text:style-name="P1"><text:span text:style-name="T7">Technovation</text:span></text:p>
          </draw:text-box>
        </draw:frame>
        <draw:frame draw:style-name="gr27" draw:text-style-name="P8" draw:layer="layout" svg:width="4.451cm" svg:height="0.382cm" svg:x="1.27cm" svg:y="25.018cm">
          <draw:text-box>
            <text:p text:style-name="P1"><text:span text:style-name="T8">Mentor (2021)</text:span></text:p>
          </draw:text-box>
        </draw:frame>
        <draw:line draw:style-name="gr6" draw:layer="layout" svg:x1="1.246cm" svg:y1="20.68cm" svg:x2="7.24cm" svg:y2="20.68cm">
          <text:p/>
        </draw:line>
        <draw:frame draw:style-name="gr10" draw:text-style-name="P9" draw:layer="layout" svg:width="0.317cm" svg:height="0.425cm" svg:x="5.959cm" svg:y="17.418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18.477cm">
          <draw:text-box>
            <text:p text:style-name="P1"><text:span text:style-name="T9"><text:s/></text:span></text:p>
          </draw:text-box>
        </draw:frame>
        <draw:line draw:style-name="gr6" draw:layer="layout" svg:x1="1.27cm" svg:y1="16.845cm" svg:x2="3.861cm" svg:y2="16.82cm">
          <text:p/>
        </draw:line>
        <draw:frame draw:style-name="gr28" draw:text-style-name="P14" draw:layer="layout" svg:width="6.011cm" svg:height="0.548cm" svg:x="1.27cm" svg:y="16.185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29" draw:text-style-name="P7" draw:layer="layout" svg:width="5.442cm" svg:height="0.496cm" svg:x="1.27cm" svg:y="17.145cm">
          <draw:text-box>
            <text:p text:style-name="P1"><text:span text:style-name="T7">Minnesota Developers Conference</text:span></text:p>
          </draw:text-box>
        </draw:frame>
        <draw:frame draw:style-name="gr30" draw:text-style-name="P8" draw:layer="layout" svg:width="6.115cm" svg:height="0.382cm" svg:x="1.27cm" svg:y="17.601cm">
          <draw:text-box>
            <text:p text:style-name="P1"><text:span text:style-name="T8">Conversational Quantum Computing (2022)</text:span></text:p>
          </draw:text-box>
        </draw:frame>
        <draw:frame draw:style-name="gr26" draw:text-style-name="P7" draw:layer="layout" svg:width="4.439cm" svg:height="0.496cm" svg:x="1.27cm" svg:y="18.212cm">
          <draw:text-box>
            <text:p text:style-name="P1"><text:span text:style-name="T7">Spring Meetup</text:span></text:p>
          </draw:text-box>
        </draw:frame>
        <draw:frame draw:style-name="gr31" draw:text-style-name="P8" draw:layer="layout" svg:width="5.73cm" svg:height="0.382cm" svg:x="1.27cm" svg:y="18.668cm">
          <draw:text-box>
            <text:p text:style-name="P1"><text:span text:style-name="T8">Automate the Boring Stuff: CI/CD <text:s/>(2018)</text:span></text:p>
          </draw:text-box>
        </draw:frame>
        <draw:frame draw:style-name="gr32" draw:text-style-name="P13" draw:layer="layout" svg:width="12.509cm" svg:height="4.654cm" svg:x="8.902cm" svg:y="10.809cm">
          <draw:text-box>
            <text:p text:style-name="P1"><text:span text:style-name="T7">Creed Interactive</text:span><text:span text:style-name="T13"> (Feb 2021 – Sep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Performed code reviews and mentorship on client's other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and delivered immediate value</text:span></text:p>
              </text:list-item>
              <text:list-item>
                <text:p text:style-name="P1"><text:span text:style-name="T13">Advocated good practice adoption within client's SAFe operating structure</text:span></text:p>
              </text:list-item>
              <text:list-item>
                <text:p text:style-name="P1"><text:span text:style-name="T13">Directed the urgent delivery of 2,600+ QA tests and systemic improvements</text:span></text:p>
              </text:list-item>
            </text:list>
          </draw:text-box>
        </draw:frame>
        <draw:line draw:style-name="gr33" draw:layer="layout" svg:x1="8.572cm" svg:y1="15.786cm" svg:x2="8.572cm" svg:y2="11.316cm">
          <text:p/>
        </draw:line>
        <draw:line draw:style-name="gr33" draw:layer="layout" svg:x1="15.125cm" svg:y1="11.316cm" svg:x2="8.572cm" svg:y2="11.316cm">
          <text:p/>
        </draw:line>
        <draw:line draw:style-name="gr33" draw:layer="layout" svg:x1="8.902cm" svg:y1="15.463cm" svg:x2="8.584cm" svg:y2="15.78cm">
          <text:p/>
        </draw:line>
        <draw:line draw:style-name="gr33" draw:layer="layout" svg:x1="9.537cm" svg:y1="15.463cm" svg:x2="8.902cm" svg:y2="15.463cm">
          <text:p/>
        </draw:line>
        <draw:line draw:style-name="gr33" draw:layer="layout" svg:x1="8.572cm" svg:y1="23.508cm" svg:x2="8.572cm" svg:y2="16.447cm">
          <text:p/>
        </draw:line>
        <draw:line draw:style-name="gr33" draw:layer="layout" svg:x1="14.719cm" svg:y1="16.447cm" svg:x2="8.572cm" svg:y2="16.447cm">
          <text:p/>
        </draw:line>
        <draw:line draw:style-name="gr33" draw:layer="layout" svg:x1="8.902cm" svg:y1="23.183cm" svg:x2="8.584cm" svg:y2="23.5cm">
          <text:p/>
        </draw:line>
        <draw:line draw:style-name="gr33" draw:layer="layout" svg:x1="9.537cm" svg:y1="23.183cm" svg:x2="8.902cm" svg:y2="23.183cm">
          <text:p/>
        </draw:line>
        <draw:line draw:style-name="gr33" draw:layer="layout" svg:x1="14.719cm" svg:y1="24.321cm" svg:x2="8.572cm" svg:y2="24.321cm">
          <text:p/>
        </draw:line>
        <draw:line draw:style-name="gr33" draw:layer="layout" svg:x1="9.537cm" svg:y1="26.358cm" svg:x2="8.902cm" svg:y2="26.358cm">
          <text:p/>
        </draw:line>
        <draw:line draw:style-name="gr33" draw:layer="layout" svg:x1="8.572cm" svg:y1="26.658cm" svg:x2="8.572cm" svg:y2="24.321cm">
          <text:p/>
        </draw:line>
        <draw:line draw:style-name="gr33" draw:layer="layout" svg:x1="8.89cm" svg:y1="26.353cm" svg:x2="8.572cm" svg:y2="26.67cm">
          <text:p/>
        </draw:line>
        <draw:line draw:style-name="gr33" draw:layer="layout" svg:x1="8.572cm" svg:y1="10.468cm" svg:x2="8.572cm" svg:y2="5.515cm">
          <text:p/>
        </draw:line>
        <draw:line draw:style-name="gr33" draw:layer="layout" svg:x1="15.303cm" svg:y1="5.515cm" svg:x2="8.572cm" svg:y2="5.515cm">
          <text:p/>
        </draw:line>
        <draw:line draw:style-name="gr33" draw:layer="layout" svg:x1="8.902cm" svg:y1="10.16cm" svg:x2="8.584cm" svg:y2="10.477cm">
          <text:p/>
        </draw:line>
        <draw:line draw:style-name="gr33" draw:layer="layout" svg:x1="9.537cm" svg:y1="10.16cm" svg:x2="8.902cm" svg:y2="10.16cm">
          <text:p/>
        </draw:line>
        <draw:frame draw:style-name="gr34" draw:text-style-name="P10" draw:layer="layout" svg:width="4.777cm" svg:height="0.467cm" svg:x="1.319cm" svg:y="13.334cm">
          <draw:text-box>
            <text:p text:style-name="P1"><text:span text:style-name="T11">Other (&lt;2 Years of Experience)</text:span></text:p>
          </draw:text-box>
        </draw:frame>
        <draw:frame draw:style-name="gr18" draw:text-style-name="P12" draw:layer="layout" svg:width="6.301cm" svg:height="1.829cm" svg:x="1.319cm" svg:y="13.97cm">
          <draw:text-box>
            <text:p text:style-name="P11"><text:span text:style-name="T8">Adobe Experience Manager, Ansible, </text:span></text:p>
            <text:p text:style-name="P11"><text:span text:style-name="T8">Amazon Web Services, Groovy,</text:span></text:p>
            <text:p text:style-name="P11"><text:span text:style-name="T8">Google Cloud Platform, <text:s/>Spring Boot,</text:span></text:p>
            <text:p text:style-name="P11"><text:span text:style-name="T8">Wordpress</text:span></text:p>
          </draw:text-box>
        </draw:frame>
        <draw:frame draw:style-name="gr18" draw:text-style-name="P12" draw:layer="layout" svg:width="6.301cm" svg:height="1.829cm" svg:x="1.27cm" svg:y="8.331cm">
          <draw:text-box>
            <text:p text:style-name="P11"><text:span text:style-name="T8">TypeScript, JavaScript, HTML, CSS,</text:span></text:p>
            <text:p text:style-name="P11"><text:span text:style-name="T8">Angular (versions 4 – 18), <text:s/></text:span></text:p>
            <text:p text:style-name="P11"><text:span text:style-name="T8">SQL (SQL Server, PostgreSQL),</text:span></text:p>
            <text:p text:style-name="P11"><text:span text:style-name="T8">Java, G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date>2025-11-24T11:04:04.44</dc:date>
    <meta:editing-duration>PT4H52M25S</meta:editing-duration>
    <meta:editing-cycles>28</meta:editing-cycles>
    <meta:print-date>2025-11-24T10:32:19.74</meta:print-date>
    <meta:document-statistic meta:object-count="64"/>
  </office:meta>
</office:document-meta>
</file>